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3cm" style:rel-column-width="32747*"/>
    </style:style>
    <style:style style:name="Tabelle1.C" style:family="table-column">
      <style:table-column-properties style:column-width="4.244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line-height-at-least="0.344cm" fo:text-align="start" style:justify-single-word="false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Standard" style:master-page-name="">
      <style:paragraph-properties fo:line-height="0.499cm" fo:text-align="start" style:justify-single-word="false" style:page-number="auto"/>
      <style:text-properties style:font-name="Times New Roman" fo:font-size="10pt" style:font-size-asian="10pt" style:font-size-complex="10pt"/>
    </style:style>
    <style:style style:name="P10" style:family="paragraph" style:parent-style-name="Heading_20_4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Preformatted_20_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Preformatted_20_Text">
      <style:paragraph-properties fo:text-align="start" style:justify-single-word="false" fo:padding="0.049cm" fo:border="0.002cm solid #eeeeee"/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13" style:family="paragraph" style:parent-style-name="Preformatted_20_Text">
      <style:paragraph-properties fo:margin-top="0cm" fo:margin-bottom="0.499cm" fo:text-align="start" style:justify-single-word="false" fo:padding="0.049cm" fo:border="0.002cm solid #eeeee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1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2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3" style:family="text">
      <style:text-properties fo:font-variant="normal" fo:text-transform="none" fo:color="#000000" style:font-name="Times New Roman" fo:letter-spacing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8200" style:font-name="Times New Roman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8200" style:font-name="Times New Roman" fo:letter-spacing="normal" fo:font-style="normal" fo:font-weight="normal"/>
    </style:style>
    <style:style style:name="T8" style:family="text">
      <style:text-properties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>Technikerschule Erlangen</text:p>
          </table:table-cell>
          <table:table-cell table:style-name="Tabelle1.A1" office:value-type="string">
            <text:p text:style-name="P6">Thema: <text:s/>HTML Layout</text:p>
          </table:table-cell>
          <table:table-cell table:style-name="Tabelle1.C1" office:value-type="string">
            <text:p text:style-name="P6">Datum:</text:p>
          </table:table-cell>
        </table:table-row>
        <table:table-row>
          <table:table-cell table:style-name="Tabelle1.A2" office:value-type="string">
            <text:p text:style-name="P6">Internet Technologie</text:p>
          </table:table-cell>
          <table:table-cell table:style-name="Tabelle1.A2" office:value-type="string">
            <text:p text:style-name="P6">Uebung/05_Listen_Tabellen</text:p>
          </table:table-cell>
          <table:table-cell table:style-name="Tabelle1.C2" office:value-type="string">
            <text:p text:style-name="P6">Schuljahr 2015/16</text:p>
          </table:table-cell>
        </table:table-row>
      </table:table>
      <text:p text:style-name="P5"/>
      <text:p text:style-name="P5"><text:tab/><text:tab/><text:tab/><text:tab/>2. Übung CSS - Navigationsleiste</text:p>
      <text:p text:style-name="P8"/>
      <text:h text:style-name="P10" text:outline-level="4">Aufgabe </text:h>
      <text:p text:style-name="P3"/>
      <text:p text:style-name="P3"><text:tab/>Lassen Sie uns eine Navigationsleiste entwerfen mit den drei Begriffen </text:p>
      <text:p text:style-name="P3"><text:tab/>Startseite – Kontakte</text:p>
      <text:p text:style-name="P3"><draw:frame draw:style-name="fr1" draw:name="Grafik4" text:anchor-type="as-char" svg:width="2.646cm" svg:height="1.349cm" draw:z-index="1"><draw:image xlink:href="http://www2.akademie.de/file/67094/handler/file_image_image" xlink:type="simple" xlink:show="embed" xlink:actuate="onLoad"/></draw:frame> </text:p>
      <text:p text:style-name="P3"><text:tab/>1. Dazu erzeugen Sie folgende HTML-Stuktur:</text:p>
      <text:p text:style-name="P3"/>
      <text:p text:style-name="P3"><draw:frame draw:style-name="fr2" draw:name="Grafik1" text:anchor-type="as-char" svg:width="11.642cm" svg:height="5.574cm" draw:z-index="0"><draw:image xlink:href="http://www1.akademie.de/file/67095/handler/file_image_image" xlink:type="simple" xlink:show="embed" xlink:actuate="onLoad"/></draw:frame> </text:p>
      <text:p text:style-name="P3"/>
      <text:p text:style-name="P3">Style-Sheet erstellen:</text:p>
      <text:p text:style-name="P1"><text:span text:style-name="Source_20_Text"><text:span text:style-name="T1">#navibereich li {</text:span></text:span></text:p>
      <text:p text:style-name="P2"><text:span text:style-name="Source_20_Text"><text:span text:style-name="T2">  </text:span></text:span><text:span text:style-name="Source_20_Text"><text:span text:style-name="T1">display: inline;            </text:span></text:span><text:span text:style-name="Source_20_Text"><text:span text:style-name="T6">/* Listenelemente nebeneinander */</text:span></text:span></text:p>
      <text:p text:style-name="P2"><text:span text:style-name="Source_20_Text"><text:span text:style-name="T2">  </text:span></text:span><text:span text:style-name="Source_20_Text"><text:span text:style-name="T1">list-style-type: none;      </text:span></text:span><text:span text:style-name="Source_20_Text"><text:span text:style-name="T6">/* Aufzählungszeichen entfernen */</text:span></text:span></text:p>
      <text:p text:style-name="P2"><text:span text:style-name="Source_20_Text"><text:span text:style-name="T1">}</text:span></text:span></text:p>
      <text:p text:style-name="P3"/>
      <text:p text:style-name="P1"><text:span text:style-name="Source_20_Text"><text:span text:style-name="T1">navibereich {</text:span></text:span></text:p>
      <text:p text:style-name="P2"><text:span text:style-name="Source_20_Text"><text:span text:style-name="T2">  </text:span></text:span><text:span text:style-name="Source_20_Text"><text:span text:style-name="T1">background-color: #F7FFC3;        </text:span></text:span><text:span text:style-name="Source_20_Text"><text:span text:style-name="T6">/* Hintergrundfarbe für die Navigation */</text:span></text:span></text:p>
      <text:p text:style-name="P2"><text:span text:style-name="Source_20_Text"><text:span text:style-name="T2">  </text:span></text:span><text:span text:style-name="Source_20_Text"><text:span text:style-name="T1">padding: 4px 0;                   </text:span></text:span><text:span text:style-name="Source_20_Text"><text:span text:style-name="T6">/* Innenabstand: oben/unten 4px, li/re 0 */</text:span></text:span></text:p>
      <text:p text:style-name="P2"><text:span text:style-name="Source_20_Text"><text:span text:style-name="T2">  </text:span></text:span><text:span text:style-name="Source_20_Text"><text:span text:style-name="T1">margin: 0;                        </text:span></text:span><text:span text:style-name="Source_20_Text"><text:span text:style-name="T6">/* Keinen Außenabstand */</text:span></text:span></text:p>
      <text:p text:style-name="P2"><text:span text:style-name="Source_20_Text"><text:span text:style-name="T1">}</text:span></text:span></text:p>
      <text:p text:style-name="P3"/>
      <text:p text:style-name="P11">#navibereich a {</text:p>
      <text:p text:style-name="P12"><text:s text:c="2"/><text:span text:style-name="T8">color: black; <text:s text:c="17"/>/* Schriftfarbe schwarz */ </text:span></text:p>
      <text:p text:style-name="P12"><text:s text:c="2"/><text:span text:style-name="T8">text-decoration: none; <text:s text:c="8"/>/* Unterstreichung entfernen */ </text:span></text:p>
      <text:p text:style-name="P12"><text:s text:c="2"/><text:span text:style-name="T8">padding: 4px 8px; <text:s text:c="13"/>/* oben/unten 4px, re/li 8px */</text:span></text:p>
      <text:p text:style-name="P13">}</text:p>
      <text:p text:style-name="P4"><text:soft-page-break/><text:s/></text:p>
      <text:p text:style-name="P16"/>
      <text:p text:style-name="P4"><text:tab/>b) Verwenden Sie die Pseudoklassen a.link, a:visited, a:active und a:hover um die Links</text:p>
      <text:p text:style-name="P4"><text:tab/>der HTML-Seite im Zustand und Ereignis zu unterscheiden. Dazu jeweils verschiedene </text:p>
      <text:p text:style-name="P4"><text:tab/>Farben verwenden. (Siehe CSS-Befehlsübersicht)</text:p>
      <text:list xml:id="list4568297692642987753" text:style-name="L1">
        <text:list-item>
          <text:list>
            <text:list-item>
              <text:list>
                <text:list-header>
                  <text:p text:style-name="P15"/>
                </text:list-header>
                <text:list-item>
                  <text:p text:style-name="P15">Verwandeln Sie jetzt die Links in sogenannte Null-Hyperlinks:</text:p>
                  <text:p text:style-name="P15">&lt;a href=#&gt; Startseite &lt;/a&gt; und </text:p>
                  <text:p text:style-name="P15">Ordnen Sie die <text:s/>jetzt der jedem Menupunkt noch eine weiter Liste zu:</text:p>
                  <text:p text:style-name="P15">Startseite: </text:p>
                  <text:p text:style-name="P15">&lt;a href=anfang.html&gt; Anfang &lt;/a&gt; </text:p>
                </text:list-item>
              </text:list>
            </text:list-item>
          </text:list>
        </text:list-item>
      </text:list>
      <text:p text:style-name="P4"><text:tab/><text:tab/>&lt;a href=mitte.html&gt; Mitte &lt;/a&gt; </text:p>
      <text:p text:style-name="P4"><text:tab/><text:tab/>&lt;a href=ende.html&gt; Ende &lt;/a&gt; </text:p>
      <text:p text:style-name="P4"><text:tab/>Verwenden Sie den display: none und display:block mit den Pseudoklassen um die Liste nur <text:s/><text:tab/>wenn die Maus draufzeigt anzuzeigen. </text:p>
      <text:p text:style-name="P4"><text:tab/> </text:p>
      <text:list xml:id="list427351826076648966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18"/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4-11-10T12:43:07.98</meta:creation-date>
    <dc:date>2015-10-21T10:57:38.57</dc:date>
    <dc:creator>Yvonne Fitzgerald</dc:creator>
    <meta:editing-duration>PT3H35M49S</meta:editing-duration>
    <meta:editing-cycles>12</meta:editing-cycles>
    <meta:generator>OpenOffice/4.1.1$Win32 OpenOffice.org_project/411m6$Build-9775</meta:generator>
    <meta:document-statistic meta:table-count="1" meta:image-count="2" meta:object-count="0" meta:page-count="2" meta:paragraph-count="41" meta:word-count="192" meta:character-count="1524"/>
  </office:meta>
</office:document-meta>
</file>